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cm" fo:margin-bottom="0cm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cm" fo:margin-bottom="0cm" style:contextual-spacing="false"/>
    </style:style>
    <style:style style:name="P53" style:family="paragraph" style:parent-style-name="Text_20_body" style:list-style-name="L27"/>
    <style:style style:name="P54" style:family="paragraph" style:parent-style-name="Text_20_body" style:list-style-name="L27">
      <style:paragraph-properties fo:margin-top="0cm" fo:margin-bottom="0cm" style:contextual-spacing="false"/>
    </style:style>
    <style:style style:name="P55" style:family="paragraph" style:parent-style-name="Text_20_body" style:list-style-name="L28"/>
    <style:style style:name="P56" style:family="paragraph" style:parent-style-name="Text_20_body" style:list-style-name="L28">
      <style:paragraph-properties fo:margin-top="0cm" fo:margin-bottom="0cm" style:contextual-spacing="false"/>
    </style:style>
    <style:style style:name="P57" style:family="paragraph" style:parent-style-name="Text_20_body" style:list-style-name="L29"/>
    <style:style style:name="P58" style:family="paragraph" style:parent-style-name="Text_20_body" style:list-style-name="L29">
      <style:paragraph-properties fo:margin-top="0cm" fo:margin-bottom="0cm" style:contextual-spacing="false"/>
    </style:style>
    <style:style style:name="P59" style:family="paragraph" style:parent-style-name="Text_20_body" style:list-style-name="L30"/>
    <style:style style:name="P60" style:family="paragraph" style:parent-style-name="Text_20_body" style:list-style-name="L30">
      <style:paragraph-properties fo:margin-top="0cm" fo:margin-bottom="0cm" style:contextual-spacing="false"/>
    </style:style>
    <style:style style:name="P61" style:family="paragraph" style:parent-style-name="Text_20_body" style:list-style-name="L31"/>
    <style:style style:name="P62" style:family="paragraph" style:parent-style-name="Text_20_body" style:list-style-name="L31">
      <style:paragraph-properties fo:margin-top="0cm" fo:margin-bottom="0cm" style:contextual-spacing="false"/>
    </style:style>
    <style:style style:name="P63" style:family="paragraph" style:parent-style-name="Text_20_body" style:list-style-name="L32"/>
    <style:style style:name="P64" style:family="paragraph" style:parent-style-name="Text_20_body" style:list-style-name="L32">
      <style:paragraph-properties fo:margin-top="0cm" fo:margin-bottom="0cm" style:contextual-spacing="false"/>
    </style:style>
    <style:style style:name="P65" style:family="paragraph" style:parent-style-name="Text_20_body" style:list-style-name="L33"/>
    <style:style style:name="P66" style:family="paragraph" style:parent-style-name="Text_20_body" style:list-style-name="L33">
      <style:paragraph-properties fo:margin-top="0cm" fo:margin-bottom="0cm" style:contextual-spacing="false"/>
    </style:style>
    <style:style style:name="P67" style:family="paragraph" style:parent-style-name="Text_20_body" style:list-style-name="L34"/>
    <style:style style:name="P68" style:family="paragraph" style:parent-style-name="Text_20_body" style:list-style-name="L34">
      <style:paragraph-properties fo:margin-top="0cm" fo:margin-bottom="0cm" style:contextual-spacing="false"/>
    </style:style>
    <style:style style:name="P69" style:family="paragraph" style:parent-style-name="Text_20_body" style:list-style-name="L35"/>
    <style:style style:name="P70" style:family="paragraph" style:parent-style-name="Text_20_body" style:list-style-name="L35">
      <style:paragraph-properties fo:margin-top="0cm" fo:margin-bottom="0cm" style:contextual-spacing="false"/>
    </style:style>
    <style:style style:name="P71" style:family="paragraph" style:parent-style-name="Text_20_body" style:list-style-name="L36"/>
    <style:style style:name="P72" style:family="paragraph" style:parent-style-name="Text_20_body" style:list-style-name="L36">
      <style:paragraph-properties fo:margin-top="0cm" fo:margin-bottom="0cm" style:contextual-spacing="false"/>
    </style:style>
    <style:style style:name="P73" style:family="paragraph" style:parent-style-name="Text_20_body" style:list-style-name="L37"/>
    <style:style style:name="P74" style:family="paragraph" style:parent-style-name="Text_20_body" style:list-style-name="L37">
      <style:paragraph-properties fo:margin-top="0cm" fo:margin-bottom="0cm" style:contextual-spacing="false"/>
    </style:style>
    <style:style style:name="P75" style:family="paragraph" style:parent-style-name="Text_20_body" style:list-style-name="L38"/>
    <style:style style:name="P76" style:family="paragraph" style:parent-style-name="Text_20_body" style:list-style-name="L38">
      <style:paragraph-properties fo:margin-top="0cm" fo:margin-bottom="0cm" style:contextual-spacing="false"/>
    </style:style>
    <style:style style:name="P77" style:family="paragraph" style:parent-style-name="Text_20_body" style:list-style-name="L39"/>
    <style:style style:name="P78" style:family="paragraph" style:parent-style-name="Text_20_body" style:list-style-name="L39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Project Setup</text:span></text:h>
      <text:h text:style-name="Heading_20_3" text:outline-level="3"><text:span text:style-name="Strong_20_Emphasis">1.1 Initialize the Backend Project</text:span></text:h>
      <text:list xml:id="list3945772164" text:style-name="L1">
        <text:list-item>
          <text:p text:style-name="P1"><text:span text:style-name="Strong_20_Emphasis">Create the Project Directory</text:span></text:p>
          <text:list>
            <text:list-item>
              <text:p text:style-name="P2">Establish a main project folder (e.g., <text:span text:style-name="Source_20_Text">mall-management-system</text:span>) to contain both backend and frontend codebases.</text:p>
            </text:list-item>
          </text:list>
        </text:list-item>
        <text:list-item>
          <text:p text:style-name="P1"><text:span text:style-name="Strong_20_Emphasis">Initialize Node.js Project</text:span></text:p>
          <text:list>
            <text:list-item>
              <text:p text:style-name="P2">Set up a new Node.js project to manage backend dependencies and scripts.</text:p>
            </text:list-item>
          </text:list>
        </text:list-item>
        <text:list-item>
          <text:p text:style-name="P1"><text:span text:style-name="Strong_20_Emphasis">Install Backend Dependencies</text:span></text:p>
          <text:list>
            <text:list-item>
              <text:p text:style-name="P2">Add essential packages: Express, Sequelize, PostgreSQL drivers, bcrypt, JSON Web Tokens (JWT), dotenv, and CORS.</text:p>
            </text:list-item>
          </text:list>
        </text:list-item>
        <text:list-item>
          <text:p text:style-name="P1"><text:span text:style-name="Strong_20_Emphasis">Install Development Dependencies</text:span></text:p>
          <text:list>
            <text:list-item>
              <text:p text:style-name="P2">Include tools like Nodemon for automatic server restarts during development.</text:p>
            </text:list-item>
          </text:list>
        </text:list-item>
        <text:list-item>
          <text:p text:style-name="P1"><text:span text:style-name="Strong_20_Emphasis">Set Up Project Structure</text:span></text:p>
          <text:list>
            <text:list-item>
              <text:p text:style-name="P2">Organize backend directories: <text:span text:style-name="Source_20_Text">config</text:span>, <text:span text:style-name="Source_20_Text">controllers</text:span>, <text:span text:style-name="Source_20_Text">models</text:span>, <text:span text:style-name="Source_20_Text">routes</text:span>, <text:span text:style-name="Source_20_Text">middleware</text:span>, <text:span text:style-name="Source_20_Text">utils</text:span>.</text:p>
            </text:list-item>
            <text:list-item>
              <text:p text:style-name="P2">Create an entry point file (e.g., <text:span text:style-name="Source_20_Text">app.js</text:span>).</text:p>
            </text:list-item>
          </text:list>
        </text:list-item>
        <text:list-item>
          <text:p text:style-name="P1"><text:span text:style-name="Strong_20_Emphasis">Configure </text:span><text:span text:style-name="Strong_20_Emphasis"><text:span text:style-name="Source_20_Text">package.json</text:span></text:span><text:span text:style-name="Strong_20_Emphasis"> Scripts</text:span></text:p>
          <text:list>
            <text:list-item>
              <text:p text:style-name="P1">Define scripts for starting the server in production and development modes.</text:p>
            </text:list-item>
          </text:list>
        </text:list-item>
      </text:list>
      <text:h text:style-name="Heading_20_3" text:outline-level="3"><text:span text:style-name="Strong_20_Emphasis">1.2 Initialize the Frontend Project</text:span></text:h>
      <text:list xml:id="list4031785169" text:style-name="L2">
        <text:list-item>
          <text:p text:style-name="P3"><text:span text:style-name="Strong_20_Emphasis">Create Vue.js App</text:span></text:p>
          <text:list>
            <text:list-item>
              <text:p text:style-name="P4">Use Vue CLI to scaffold a new Vue.js project within the main project directory.</text:p>
            </text:list-item>
          </text:list>
        </text:list-item>
        <text:list-item>
          <text:p text:style-name="P3"><text:span text:style-name="Strong_20_Emphasis">Select Vue.js Options</text:span></text:p>
          <text:list>
            <text:list-item>
              <text:p text:style-name="P4">Choose necessary features: Babel, Vue Router, Vuex, and optional CSS preprocessors.</text:p>
            </text:list-item>
          </text:list>
        </text:list-item>
        <text:list-item>
          <text:p text:style-name="P3"><text:span text:style-name="Strong_20_Emphasis">Install Additional Dependencies</text:span></text:p>
          <text:list>
            <text:list-item>
              <text:p text:style-name="P3">Add libraries like Axios for HTTP requests to facilitate frontend-backend communication.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Database Configuration and Models</text:span></text:h>
      <text:h text:style-name="Heading_20_3" text:outline-level="3"><text:span text:style-name="Strong_20_Emphasis">2.1 Configure Sequelize</text:span></text:h>
      <text:list xml:id="list2561545678" text:style-name="L3">
        <text:list-item>
          <text:p text:style-name="P5"><text:span text:style-name="Strong_20_Emphasis">Select and Set Up Database</text:span></text:p>
          <text:list>
            <text:list-item>
              <text:p text:style-name="P6">Choose a relational database (e.g., PostgreSQL) compatible with Sequelize.</text:p>
            </text:list-item>
            <text:list-item>
              <text:p text:style-name="P6"><text:soft-page-break/>Ensure the database server is running and accessible.</text:p>
            </text:list-item>
          </text:list>
        </text:list-item>
        <text:list-item>
          <text:p text:style-name="P5"><text:span text:style-name="Strong_20_Emphasis">Manage Environment Variables</text:span></text:p>
          <text:list>
            <text:list-item>
              <text:p text:style-name="P6">Use dotenv to securely store database credentials and other sensitive information.</text:p>
            </text:list-item>
          </text:list>
        </text:list-item>
        <text:list-item>
          <text:p text:style-name="P5"><text:span text:style-name="Strong_20_Emphasis">Initialize Sequelize</text:span></text:p>
          <text:list>
            <text:list-item>
              <text:p text:style-name="P5">Establish a connection between Sequelize and your chosen database within the <text:span text:style-name="Source_20_Text">config</text:span> directory.</text:p>
            </text:list-item>
          </text:list>
        </text:list-item>
      </text:list>
      <text:h text:style-name="Heading_20_3" text:outline-level="3"><text:span text:style-name="Strong_20_Emphasis">2.2 Define Models Based on ERD</text:span></text:h>
      <text:list xml:id="list2414927767" text:style-name="L4">
        <text:list-item>
          <text:p text:style-name="P7"><text:span text:style-name="Strong_20_Emphasis">Translate ERD to Sequelize Models</text:span></text:p>
          <text:list>
            <text:list-item>
              <text:p text:style-name="P8">Create models for each entity: Division, User, Floor, AssetType, Status, Asset, ChecklistTemplate, ChecklistTemplateItem, Checklist, ChecklistItem, AssetMaintenanceHistory, AuditLog.</text:p>
            </text:list-item>
          </text:list>
        </text:list-item>
        <text:list-item>
          <text:p text:style-name="P7"><text:span text:style-name="Strong_20_Emphasis">Establish Model Relationships</text:span></text:p>
          <text:list>
            <text:list-item>
              <text:p text:style-name="P8">Define associations (e.g., Division has many Users; User belongs to Division).</text:p>
            </text:list-item>
          </text:list>
        </text:list-item>
        <text:list-item>
          <text:p text:style-name="P7"><text:span text:style-name="Strong_20_Emphasis">Set Model Attributes and Validations</text:span></text:p>
          <text:list>
            <text:list-item>
              <text:p text:style-name="P8">Specify data types, primary keys, foreign keys, and validation rules for each model attribute.</text:p>
            </text:list-item>
          </text:list>
        </text:list-item>
        <text:list-item>
          <text:p text:style-name="P7"><text:span text:style-name="Strong_20_Emphasis">Plan and Implement Migrations</text:span></text:p>
          <text:list>
            <text:list-item>
              <text:p text:style-name="P7">Use Sequelize migrations to manage and version database schema changes systematically.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Backend Development with Express and Sequelize</text:span></text:h>
      <text:h text:style-name="Heading_20_3" text:outline-level="3"><text:span text:style-name="Strong_20_Emphasis">3.1 Authentication and Authorization</text:span></text:h>
      <text:list xml:id="list578489383" text:style-name="L5">
        <text:list-item>
          <text:p text:style-name="P9"><text:span text:style-name="Strong_20_Emphasis">Implement User Authentication</text:span></text:p>
          <text:list>
            <text:list-item>
              <text:p text:style-name="P10">Set up login and logout mechanisms using JWT for secure token-based authentication.</text:p>
            </text:list-item>
          </text:list>
        </text:list-item>
        <text:list-item>
          <text:p text:style-name="P9"><text:span text:style-name="Strong_20_Emphasis">Secure Password Storage</text:span></text:p>
          <text:list>
            <text:list-item>
              <text:p text:style-name="P10">Utilize bcrypt to hash user passwords before storing them in the database.</text:p>
            </text:list-item>
          </text:list>
        </text:list-item>
        <text:list-item>
          <text:p text:style-name="P9"><text:span text:style-name="Strong_20_Emphasis">Define Role-Based Access Control (RBAC)</text:span></text:p>
          <text:list>
            <text:list-item>
              <text:p text:style-name="P10">Assign roles (Admin, Manager, Supervisor, Technician) to users.</text:p>
            </text:list-item>
            <text:list-item>
              <text:p text:style-name="P9">Create middleware to restrict route access based on user roles.</text:p>
            </text:list-item>
          </text:list>
        </text:list-item>
      </text:list>
      <text:h text:style-name="Heading_20_3" text:outline-level="3"><text:span text:style-name="Strong_20_Emphasis">3.2 Admin Dashboard</text:span></text:h>
      <text:list xml:id="list1456555887" text:style-name="L6">
        <text:list-item>
          <text:p text:style-name="P11"><text:span text:style-name="Strong_20_Emphasis">Develop Overview Endpoints</text:span></text:p>
          <text:list>
            <text:list-item>
              <text:p text:style-name="P12">Create backend routes to aggregate and provide system metrics (e.g., total users, assets).</text:p>
            </text:list-item>
          </text:list>
        </text:list-item>
        <text:list-item>
          <text:p text:style-name="P11"><text:soft-page-break/><text:span text:style-name="Strong_20_Emphasis">Ensure Data Retrieval Efficiency</text:span></text:p>
          <text:list>
            <text:list-item>
              <text:p text:style-name="P11">Optimize queries to deliver real-time statistics for the admin dashboard.</text:p>
            </text:list-item>
          </text:list>
        </text:list-item>
      </text:list>
      <text:h text:style-name="Heading_20_3" text:outline-level="3"><text:span text:style-name="Strong_20_Emphasis">3.3 User Management</text:span></text:h>
      <text:list xml:id="list563674581" text:style-name="L7">
        <text:list-item>
          <text:p text:style-name="P13"><text:span text:style-name="Strong_20_Emphasis">Create CRUD Endpoints for Users</text:span></text:p>
          <text:list>
            <text:list-item>
              <text:p text:style-name="P14">Implement routes to create, read, update, and delete user records.</text:p>
            </text:list-item>
          </text:list>
        </text:list-item>
        <text:list-item>
          <text:p text:style-name="P13"><text:span text:style-name="Strong_20_Emphasis">Manage User Roles and Divisions</text:span></text:p>
          <text:list>
            <text:list-item>
              <text:p text:style-name="P14">Allow assignment and modification of user roles and associated divisions.</text:p>
            </text:list-item>
          </text:list>
        </text:list-item>
        <text:list-item>
          <text:p text:style-name="P13"><text:span text:style-name="Strong_20_Emphasis">Implement Validation and Error Handling</text:span></text:p>
          <text:list>
            <text:list-item>
              <text:p text:style-name="P13">Ensure all user data adheres to required formats and handle errors gracefully.</text:p>
            </text:list-item>
          </text:list>
        </text:list-item>
      </text:list>
      <text:h text:style-name="Heading_20_3" text:outline-level="3"><text:span text:style-name="Strong_20_Emphasis">3.4 Asset Management</text:span></text:h>
      <text:list xml:id="list875262512" text:style-name="L8">
        <text:list-item>
          <text:p text:style-name="P15"><text:span text:style-name="Strong_20_Emphasis">Develop Asset Operations Endpoints</text:span></text:p>
          <text:list>
            <text:list-item>
              <text:p text:style-name="P16">Set up routes to add, update, delete, and list assets with filtering and sorting capabilities.</text:p>
            </text:list-item>
          </text:list>
        </text:list-item>
        <text:list-item>
          <text:p text:style-name="P15"><text:span text:style-name="Strong_20_Emphasis">Maintain Asset Relationships</text:span></text:p>
          <text:list>
            <text:list-item>
              <text:p text:style-name="P15">Ensure assets are correctly linked to their types, floors, statuses, and divisions.</text:p>
            </text:list-item>
          </text:list>
        </text:list-item>
      </text:list>
      <text:h text:style-name="Heading_20_3" text:outline-level="3"><text:span text:style-name="Strong_20_Emphasis">3.5 Task Management</text:span></text:h>
      <text:list xml:id="list2198130924" text:style-name="L9">
        <text:list-item>
          <text:p text:style-name="P17"><text:span text:style-name="Strong_20_Emphasis">Set Up Task Assignment Mechanisms</text:span></text:p>
          <text:list>
            <text:list-item>
              <text:p text:style-name="P18">Create routes to assign maintenance tasks to technicians.</text:p>
            </text:list-item>
          </text:list>
        </text:list-item>
        <text:list-item>
          <text:p text:style-name="P17"><text:span text:style-name="Strong_20_Emphasis">Track and Update Task Statuses</text:span></text:p>
          <text:list>
            <text:list-item>
              <text:p text:style-name="P17">Allow updating task statuses (Pending, Completed, Failed) and tracking progress.</text:p>
            </text:list-item>
          </text:list>
        </text:list-item>
      </text:list>
      <text:h text:style-name="Heading_20_3" text:outline-level="3"><text:span text:style-name="Strong_20_Emphasis">3.6 Supervisor Dashboard &amp; Reports</text:span></text:h>
      <text:list xml:id="list622508189" text:style-name="L10">
        <text:list-item>
          <text:p text:style-name="P19"><text:span text:style-name="Strong_20_Emphasis">Provide Division-Specific Data Endpoints</text:span></text:p>
          <text:list>
            <text:list-item>
              <text:p text:style-name="P20">Develop routes that deliver metrics and reports relevant to each supervisor’s division.</text:p>
            </text:list-item>
          </text:list>
        </text:list-item>
        <text:list-item>
          <text:p text:style-name="P19"><text:span text:style-name="Strong_20_Emphasis">Enable Report Generation</text:span></text:p>
          <text:list>
            <text:list-item>
              <text:p text:style-name="P19">Implement functionality to generate detailed reports for supervisors.</text:p>
            </text:list-item>
          </text:list>
        </text:list-item>
      </text:list>
      <text:h text:style-name="Heading_20_3" text:outline-level="3"><text:span text:style-name="Strong_20_Emphasis">3.7 Manager Dashboard &amp; Reports</text:span></text:h>
      <text:list xml:id="list2097554350" text:style-name="L11">
        <text:list-item>
          <text:p text:style-name="P21"><text:span text:style-name="Strong_20_Emphasis">Create Comprehensive Analytics Endpoints</text:span></text:p>
          <text:list>
            <text:list-item>
              <text:p text:style-name="P22">Set up routes that offer insights across multiple divisions for managers.</text:p>
            </text:list-item>
          </text:list>
        </text:list-item>
        <text:list-item>
          <text:p text:style-name="P21"><text:span text:style-name="Strong_20_Emphasis">Facilitate Advanced Reporting</text:span></text:p>
          <text:list>
            <text:list-item>
              <text:p text:style-name="P21">Allow managers to generate in-depth reports, including trend analyses and predictive insights.</text:p>
            </text:list-item>
          </text:list>
        </text:list-item>
      </text:list>
      <text:h text:style-name="Heading_20_3" text:outline-level="3"><text:soft-page-break/><text:span text:style-name="Strong_20_Emphasis">3.8 Settings Management</text:span></text:h>
      <text:list xml:id="list1456234430" text:style-name="L12">
        <text:list-item>
          <text:p text:style-name="P23"><text:span text:style-name="Strong_20_Emphasis">Develop Configuration Endpoints</text:span></text:p>
          <text:list>
            <text:list-item>
              <text:p text:style-name="P24">Implement routes that enable admins and managers to modify system settings.</text:p>
            </text:list-item>
          </text:list>
        </text:list-item>
        <text:list-item>
          <text:p text:style-name="P23"><text:span text:style-name="Strong_20_Emphasis">Ensure Secure Access to Settings</text:span></text:p>
          <text:list>
            <text:list-item>
              <text:p text:style-name="P23">Restrict settings modifications to authorized roles only.</text:p>
            </text:list-item>
          </text:list>
        </text:list-item>
      </text:list>
      <text:h text:style-name="Heading_20_3" text:outline-level="3"><text:span text:style-name="Strong_20_Emphasis">3.9 Checklist Templates Management</text:span></text:h>
      <text:list xml:id="list2671878409" text:style-name="L13">
        <text:list-item>
          <text:p text:style-name="P25"><text:span text:style-name="Strong_20_Emphasis">Implement CRUD Operations for Templates</text:span></text:p>
          <text:list>
            <text:list-item>
              <text:p text:style-name="P26">Create routes to manage checklist templates, including creation, retrieval, updating, and deletion.</text:p>
            </text:list-item>
          </text:list>
        </text:list-item>
        <text:list-item>
          <text:p text:style-name="P25"><text:span text:style-name="Strong_20_Emphasis">Manage Template Versioning</text:span></text:p>
          <text:list>
            <text:list-item>
              <text:p text:style-name="P25">Allow version control for templates to track and manage changes over time.</text:p>
            </text:list-item>
          </text:list>
        </text:list-item>
      </text:list>
      <text:h text:style-name="Heading_20_3" text:outline-level="3"><text:span text:style-name="Strong_20_Emphasis">3.10 Audit Logs</text:span></text:h>
      <text:list xml:id="list3375283340" text:style-name="L14">
        <text:list-item>
          <text:p text:style-name="P27"><text:span text:style-name="Strong_20_Emphasis">Set Up Activity Logging</text:span></text:p>
          <text:list>
            <text:list-item>
              <text:p text:style-name="P28">Develop mechanisms to record all critical user actions within the system.</text:p>
            </text:list-item>
          </text:list>
        </text:list-item>
        <text:list-item>
          <text:p text:style-name="P27"><text:span text:style-name="Strong_20_Emphasis">Create Log Retrieval and Filtering Endpoints</text:span></text:p>
          <text:list>
            <text:list-item>
              <text:p text:style-name="P27">Implement routes that allow retrieval and filtering of audit logs based on various criteria.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Frontend Development with Vue.js</text:span></text:h>
      <text:h text:style-name="Heading_20_3" text:outline-level="3"><text:span text:style-name="Strong_20_Emphasis">4.1 Project Initialization</text:span></text:h>
      <text:list xml:id="list4117178250" text:style-name="L15">
        <text:list-item>
          <text:p text:style-name="P29"><text:span text:style-name="Strong_20_Emphasis">Organize Project Structure</text:span></text:p>
          <text:list>
            <text:list-item>
              <text:p text:style-name="P30">Structure the Vue.js project with clear directories for components, views, services, and assets.</text:p>
            </text:list-item>
          </text:list>
        </text:list-item>
        <text:list-item>
          <text:p text:style-name="P29"><text:span text:style-name="Strong_20_Emphasis">Configure State Management with Vuex</text:span></text:p>
          <text:list>
            <text:list-item>
              <text:p text:style-name="P29">Set up Vuex to manage global state, including user authentication status, user data, assets, and tasks.</text:p>
            </text:list-item>
          </text:list>
        </text:list-item>
      </text:list>
      <text:h text:style-name="Heading_20_3" text:outline-level="3"><text:span text:style-name="Strong_20_Emphasis">4.2 Component Development</text:span></text:h>
      <text:h text:style-name="Heading_20_4" text:outline-level="4"><text:span text:style-name="Strong_20_Emphasis">4.2.1 Login Page</text:span></text:h>
      <text:list xml:id="list212951886" text:style-name="L16">
        <text:list-item>
          <text:p text:style-name="P31"><text:span text:style-name="Strong_20_Emphasis">Design User Interface</text:span></text:p>
          <text:list>
            <text:list-item>
              <text:p text:style-name="P32">Create a clean login form for username and password input.</text:p>
            </text:list-item>
          </text:list>
        </text:list-item>
        <text:list-item>
          <text:p text:style-name="P31"><text:span text:style-name="Strong_20_Emphasis">Implement Authentication Flow</text:span></text:p>
          <text:list>
            <text:list-item>
              <text:p text:style-name="P32"><text:soft-page-break/>Capture user credentials, send authentication requests to the backend, and handle responses.</text:p>
            </text:list-item>
          </text:list>
        </text:list-item>
        <text:list-item>
          <text:p text:style-name="P31"><text:span text:style-name="Strong_20_Emphasis">Manage Authentication Tokens</text:span></text:p>
          <text:list>
            <text:list-item>
              <text:p text:style-name="P31">Store JWT tokens securely and manage user sessions.</text:p>
            </text:list-item>
          </text:list>
        </text:list-item>
      </text:list>
      <text:h text:style-name="Heading_20_4" text:outline-level="4"><text:span text:style-name="Strong_20_Emphasis">4.2.2 Admin Dashboard</text:span></text:h>
      <text:list xml:id="list921136135" text:style-name="L17">
        <text:list-item>
          <text:p text:style-name="P33"><text:span text:style-name="Strong_20_Emphasis">Develop Dashboard Widgets</text:span></text:p>
          <text:list>
            <text:list-item>
              <text:p text:style-name="P34">Create components to display key metrics such as total users, assets, and pending tasks.</text:p>
            </text:list-item>
          </text:list>
        </text:list-item>
        <text:list-item>
          <text:p text:style-name="P33"><text:span text:style-name="Strong_20_Emphasis">Integrate Data Visualization</text:span></text:p>
          <text:list>
            <text:list-item>
              <text:p text:style-name="P33">Incorporate charts and graphs to present aggregated data visually.</text:p>
            </text:list-item>
          </text:list>
        </text:list-item>
      </text:list>
      <text:h text:style-name="Heading_20_4" text:outline-level="4"><text:span text:style-name="Strong_20_Emphasis">4.2.3 User Management Page</text:span></text:h>
      <text:list xml:id="list1878668622" text:style-name="L18">
        <text:list-item>
          <text:p text:style-name="P35"><text:span text:style-name="Strong_20_Emphasis">Build User List Component</text:span></text:p>
          <text:list>
            <text:list-item>
              <text:p text:style-name="P36">Display a table listing all users with details like username, role, and division.</text:p>
            </text:list-item>
          </text:list>
        </text:list-item>
        <text:list-item>
          <text:p text:style-name="P35"><text:span text:style-name="Strong_20_Emphasis">Enable User Actions</text:span></text:p>
          <text:list>
            <text:list-item>
              <text:p text:style-name="P35">Provide functionalities to add, edit, and delete users through modals or forms.</text:p>
            </text:list-item>
          </text:list>
        </text:list-item>
      </text:list>
      <text:h text:style-name="Heading_20_4" text:outline-level="4"><text:span text:style-name="Strong_20_Emphasis">4.2.4 Asset Management Page</text:span></text:h>
      <text:list xml:id="list3689497327" text:style-name="L19">
        <text:list-item>
          <text:p text:style-name="P37"><text:span text:style-name="Strong_20_Emphasis">Create Asset Listing Component</text:span></text:p>
          <text:list>
            <text:list-item>
              <text:p text:style-name="P38">Display all assets with options to filter and sort based on various attributes.</text:p>
            </text:list-item>
          </text:list>
        </text:list-item>
        <text:list-item>
          <text:p text:style-name="P37"><text:span text:style-name="Strong_20_Emphasis">Facilitate Asset Operations</text:span></text:p>
          <text:list>
            <text:list-item>
              <text:p text:style-name="P37">Allow adding new assets, editing existing ones, and removing assets through the interface.</text:p>
            </text:list-item>
          </text:list>
        </text:list-item>
      </text:list>
      <text:h text:style-name="Heading_20_4" text:outline-level="4"><text:span text:style-name="Strong_20_Emphasis">4.2.5 Task Management Page</text:span></text:h>
      <text:list xml:id="list2550674736" text:style-name="L20">
        <text:list-item>
          <text:p text:style-name="P39"><text:span text:style-name="Strong_20_Emphasis">Design Task Overview Interface</text:span></text:p>
          <text:list>
            <text:list-item>
              <text:p text:style-name="P40">Show a list of tasks assigned to technicians with their statuses.</text:p>
            </text:list-item>
          </text:list>
        </text:list-item>
        <text:list-item>
          <text:p text:style-name="P39"><text:span text:style-name="Strong_20_Emphasis">Implement Task Interaction Features</text:span></text:p>
          <text:list>
            <text:list-item>
              <text:p text:style-name="P39">Enable technicians to update task statuses and add remarks or notes.</text:p>
            </text:list-item>
          </text:list>
        </text:list-item>
      </text:list>
      <text:h text:style-name="Heading_20_4" text:outline-level="4"><text:span text:style-name="Strong_20_Emphasis">4.2.6 Supervisor Dashboard &amp; Reports</text:span></text:h>
      <text:list xml:id="list1977004679" text:style-name="L21">
        <text:list-item>
          <text:p text:style-name="P41"><text:span text:style-name="Strong_20_Emphasis">Develop Division Metrics Components</text:span></text:p>
          <text:list>
            <text:list-item>
              <text:p text:style-name="P42">Display metrics specific to each supervisor’s division, such as asset health and maintenance schedules.</text:p>
            </text:list-item>
          </text:list>
        </text:list-item>
        <text:list-item>
          <text:p text:style-name="P41"><text:span text:style-name="Strong_20_Emphasis">Enable Report Generation</text:span></text:p>
          <text:list>
            <text:list-item>
              <text:p text:style-name="P41">Allow supervisors to generate and view detailed reports, with options to export if needed.</text:p>
            </text:list-item>
          </text:list>
        </text:list-item>
      </text:list>
      <text:h text:style-name="Heading_20_4" text:outline-level="4"><text:soft-page-break/><text:span text:style-name="Strong_20_Emphasis">4.2.7 Manager Dashboard &amp; Reports</text:span></text:h>
      <text:list xml:id="list1617848572" text:style-name="L22">
        <text:list-item>
          <text:p text:style-name="P43"><text:span text:style-name="Strong_20_Emphasis">Create Comprehensive Insights Components</text:span></text:p>
          <text:list>
            <text:list-item>
              <text:p text:style-name="P44">Provide managers with overarching insights into multiple divisions and overall asset performance.</text:p>
            </text:list-item>
          </text:list>
        </text:list-item>
        <text:list-item>
          <text:p text:style-name="P43"><text:span text:style-name="Strong_20_Emphasis">Implement Advanced Reporting Features</text:span></text:p>
          <text:list>
            <text:list-item>
              <text:p text:style-name="P43">Facilitate the generation of in-depth reports, including trend analysis.</text:p>
            </text:list-item>
          </text:list>
        </text:list-item>
      </text:list>
      <text:h text:style-name="Heading_20_4" text:outline-level="4"><text:span text:style-name="Strong_20_Emphasis">4.2.8 Settings Page</text:span></text:h>
      <text:list xml:id="list282078618" text:style-name="L23">
        <text:list-item>
          <text:p text:style-name="P45"><text:span text:style-name="Strong_20_Emphasis">Design Configuration Forms</text:span></text:p>
          <text:list>
            <text:list-item>
              <text:p text:style-name="P46">Create forms that allow admins and managers to update system settings.</text:p>
            </text:list-item>
          </text:list>
        </text:list-item>
        <text:list-item>
          <text:p text:style-name="P45"><text:span text:style-name="Strong_20_Emphasis">Ensure Validation and Feedback</text:span></text:p>
          <text:list>
            <text:list-item>
              <text:p text:style-name="P45">Implement input validations and provide user feedback on successful updates or errors.</text:p>
            </text:list-item>
          </text:list>
        </text:list-item>
      </text:list>
      <text:h text:style-name="Heading_20_4" text:outline-level="4"><text:span text:style-name="Strong_20_Emphasis">4.2.9 Checklist Templates Management</text:span></text:h>
      <text:list xml:id="list4065267907" text:style-name="L24">
        <text:list-item>
          <text:p text:style-name="P47"><text:span text:style-name="Strong_20_Emphasis">Build Template Listing Component</text:span></text:p>
          <text:list>
            <text:list-item>
              <text:p text:style-name="P48">Display all checklist templates with options to create, edit, or delete.</text:p>
            </text:list-item>
          </text:list>
        </text:list-item>
        <text:list-item>
          <text:p text:style-name="P47"><text:span text:style-name="Strong_20_Emphasis">Create Template Editing Interface</text:span></text:p>
          <text:list>
            <text:list-item>
              <text:p text:style-name="P47">Provide a user-friendly interface for defining and modifying checklist items within templates.</text:p>
            </text:list-item>
          </text:list>
        </text:list-item>
      </text:list>
      <text:h text:style-name="Heading_20_4" text:outline-level="4"><text:span text:style-name="Strong_20_Emphasis">4.2.10 Audit Logs Page</text:span></text:h>
      <text:list xml:id="list2655481585" text:style-name="L25">
        <text:list-item>
          <text:p text:style-name="P49"><text:span text:style-name="Strong_20_Emphasis">Develop Log Display Table</text:span></text:p>
          <text:list>
            <text:list-item>
              <text:p text:style-name="P50">Show audit logs with details like user actions, timestamps, and affected records.</text:p>
            </text:list-item>
          </text:list>
        </text:list-item>
        <text:list-item>
          <text:p text:style-name="P49"><text:span text:style-name="Strong_20_Emphasis">Implement Filtering and Searching</text:span></text:p>
          <text:list>
            <text:list-item>
              <text:p text:style-name="P49">Allow users to filter and search through logs based on various criteria.</text:p>
            </text:list-item>
          </text:list>
        </text:list-item>
      </text:list>
      <text:h text:style-name="Heading_20_3" text:outline-level="3"><text:span text:style-name="Strong_20_Emphasis">4.3 Routing and State Management</text:span></text:h>
      <text:list xml:id="list278605477" text:style-name="L26">
        <text:list-item>
          <text:p text:style-name="P51"><text:span text:style-name="Strong_20_Emphasis">Configure Vue Router</text:span></text:p>
          <text:list>
            <text:list-item>
              <text:p text:style-name="P52">Set up client-side routing to navigate between different pages and components.</text:p>
            </text:list-item>
          </text:list>
        </text:list-item>
        <text:list-item>
          <text:p text:style-name="P51"><text:span text:style-name="Strong_20_Emphasis">Implement Route Guards</text:span></text:p>
          <text:list>
            <text:list-item>
              <text:p text:style-name="P52">Protect routes based on user authentication status and roles to enhance security.</text:p>
            </text:list-item>
          </text:list>
        </text:list-item>
        <text:list-item>
          <text:p text:style-name="P51"><text:span text:style-name="Strong_20_Emphasis">Synchronize Vuex Store</text:span></text:p>
          <text:list>
            <text:list-item>
              <text:p text:style-name="P51">Ensure the Vuex store accurately reflects the application state, handling actions like user login and data fetching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5. Integration and Testing</text:span></text:h>
      <text:h text:style-name="Heading_20_3" text:outline-level="3"><text:span text:style-name="Strong_20_Emphasis">5.1 Backend and Frontend Integration</text:span></text:h>
      <text:list xml:id="list1485928664" text:style-name="L27">
        <text:list-item>
          <text:p text:style-name="P53"><text:span text:style-name="Strong_20_Emphasis">Ensure API Consumption</text:span></text:p>
          <text:list>
            <text:list-item>
              <text:p text:style-name="P54">Verify that the frontend effectively communicates with backend APIs for data fetching and submission.</text:p>
            </text:list-item>
          </text:list>
        </text:list-item>
        <text:list-item>
          <text:p text:style-name="P53"><text:span text:style-name="Strong_20_Emphasis">Configure CORS</text:span></text:p>
          <text:list>
            <text:list-item>
              <text:p text:style-name="P53">Properly set up Cross-Origin Resource Sharing on the backend to allow frontend interactions.</text:p>
            </text:list-item>
          </text:list>
        </text:list-item>
      </text:list>
      <text:h text:style-name="Heading_20_3" text:outline-level="3"><text:span text:style-name="Strong_20_Emphasis">5.2 Testing Strategies</text:span></text:h>
      <text:list xml:id="list311972591" text:style-name="L28">
        <text:list-item>
          <text:p text:style-name="P55"><text:span text:style-name="Strong_20_Emphasis">Implement Unit Testing</text:span></text:p>
          <text:list>
            <text:list-item>
              <text:p text:style-name="P56">Write tests for individual backend and frontend components to ensure they function correctly.</text:p>
            </text:list-item>
          </text:list>
        </text:list-item>
        <text:list-item>
          <text:p text:style-name="P55"><text:span text:style-name="Strong_20_Emphasis">Conduct Integration Testing</text:span></text:p>
          <text:list>
            <text:list-item>
              <text:p text:style-name="P56">Test the interaction between different parts of the application, such as frontend-backend communication.</text:p>
            </text:list-item>
          </text:list>
        </text:list-item>
        <text:list-item>
          <text:p text:style-name="P55"><text:span text:style-name="Strong_20_Emphasis">Perform End-to-End Testing</text:span></text:p>
          <text:list>
            <text:list-item>
              <text:p text:style-name="P56">Simulate real user interactions to verify that the entire application workflow operates as intended.</text:p>
            </text:list-item>
          </text:list>
        </text:list-item>
        <text:list-item>
          <text:p text:style-name="P55"><text:span text:style-name="Strong_20_Emphasis">Set Up Continuous Testing</text:span></text:p>
          <text:list>
            <text:list-item>
              <text:p text:style-name="P55">Integrate automated testing into your development workflow using CI tools to run tests on code commits and merges.</text:p>
            </text:list-item>
          </text:list>
        </text:list-item>
      </text:list>
      <text:h text:style-name="Heading_20_3" text:outline-level="3"><text:span text:style-name="Strong_20_Emphasis">5.3 Performance Optimization</text:span></text:h>
      <text:list xml:id="list1720919693" text:style-name="L29">
        <text:list-item>
          <text:p text:style-name="P57"><text:span text:style-name="Strong_20_Emphasis">Optimize Backend Performance</text:span></text:p>
          <text:list>
            <text:list-item>
              <text:p text:style-name="P58">Refine database queries, utilize indexing, and implement caching strategies to enhance performance.</text:p>
            </text:list-item>
          </text:list>
        </text:list-item>
        <text:list-item>
          <text:p text:style-name="P57"><text:span text:style-name="Strong_20_Emphasis">Enhance Frontend Performance</text:span></text:p>
          <text:list>
            <text:list-item>
              <text:p text:style-name="P58">Optimize Vue.js components for faster rendering, implement lazy loading, and minimize asset sizes.</text:p>
            </text:list-item>
          </text:list>
        </text:list-item>
        <text:list-item>
          <text:p text:style-name="P57"><text:span text:style-name="Strong_20_Emphasis">Monitor Application Performance</text:span></text:p>
          <text:list>
            <text:list-item>
              <text:p text:style-name="P57">Use monitoring tools to track real-time performance metrics and identify bottlenecks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6. Deployment</text:span></text:h>
      <text:h text:style-name="Heading_20_3" text:outline-level="3"><text:span text:style-name="Strong_20_Emphasis">6.1 Preparing for Deployment</text:span></text:h>
      <text:list xml:id="list1451159096" text:style-name="L30">
        <text:list-item>
          <text:p text:style-name="P59"><text:span text:style-name="Strong_20_Emphasis">Manage Environment Variables</text:span></text:p>
          <text:list>
            <text:list-item>
              <text:p text:style-name="P60">Securely handle environment variables for production, ensuring sensitive information is protected.</text:p>
            </text:list-item>
          </text:list>
        </text:list-item>
        <text:list-item>
          <text:p text:style-name="P59"><text:span text:style-name="Strong_20_Emphasis">Configure Build Processes</text:span></text:p>
          <text:list>
            <text:list-item>
              <text:p text:style-name="P59">Prepare optimized production builds for both backend and frontend, minimizing resource usage.</text:p>
            </text:list-item>
          </text:list>
        </text:list-item>
      </text:list>
      <text:h text:style-name="Heading_20_3" text:outline-level="3"><text:span text:style-name="Strong_20_Emphasis">6.2 Selecting Hosting Solutions</text:span></text:h>
      <text:list xml:id="list456923698" text:style-name="L31">
        <text:list-item>
          <text:p text:style-name="P61"><text:span text:style-name="Strong_20_Emphasis">Choose Backend Hosting</text:span></text:p>
          <text:list>
            <text:list-item>
              <text:p text:style-name="P62">Select a reliable platform (e.g., Heroku, AWS Elastic Beanstalk, DigitalOcean) to host your Node.js backend.</text:p>
            </text:list-item>
          </text:list>
        </text:list-item>
        <text:list-item>
          <text:p text:style-name="P61"><text:span text:style-name="Strong_20_Emphasis">Select Frontend Hosting</text:span></text:p>
          <text:list>
            <text:list-item>
              <text:p text:style-name="P62">Deploy your Vue.js frontend on platforms like Netlify, Vercel, or integrate with your backend hosting.</text:p>
            </text:list-item>
          </text:list>
        </text:list-item>
        <text:list-item>
          <text:p text:style-name="P61"><text:span text:style-name="Strong_20_Emphasis">Host Your Database</text:span></text:p>
          <text:list>
            <text:list-item>
              <text:p text:style-name="P61">Use managed database services (e.g., AWS RDS, Heroku Postgres) to ensure scalability and reliability.</text:p>
            </text:list-item>
          </text:list>
        </text:list-item>
      </text:list>
      <text:h text:style-name="Heading_20_3" text:outline-level="3"><text:span text:style-name="Strong_20_Emphasis">6.3 Deployment Steps</text:span></text:h>
      <text:list xml:id="list1184309804" text:style-name="L32">
        <text:list-item>
          <text:p text:style-name="P63"><text:span text:style-name="Strong_20_Emphasis">Set Up Version Control</text:span></text:p>
          <text:list>
            <text:list-item>
              <text:p text:style-name="P64">Use Git to manage your codebase, pushing to repositories on platforms like GitHub or GitLab.</text:p>
            </text:list-item>
          </text:list>
        </text:list-item>
        <text:list-item>
          <text:p text:style-name="P63"><text:span text:style-name="Strong_20_Emphasis">Implement CI/CD Pipelines</text:span></text:p>
          <text:list>
            <text:list-item>
              <text:p text:style-name="P64">Automate the deployment process by setting up continuous integration and continuous deployment pipelines.</text:p>
            </text:list-item>
          </text:list>
        </text:list-item>
        <text:list-item>
          <text:p text:style-name="P63"><text:span text:style-name="Strong_20_Emphasis">Configure Domain and SSL</text:span></text:p>
          <text:list>
            <text:list-item>
              <text:p text:style-name="P63">Associate your application with a custom domain and implement SSL/TLS certificates for secure HTTPS connections.</text:p>
            </text:list-item>
          </text:list>
        </text:list-item>
      </text:list>
      <text:h text:style-name="Heading_20_3" text:outline-level="3"><text:span text:style-name="Strong_20_Emphasis">6.4 Post-Deployment Activities</text:span></text:h>
      <text:list xml:id="list3975378330" text:style-name="L33">
        <text:list-item>
          <text:p text:style-name="P65"><text:span text:style-name="Strong_20_Emphasis">Monitor and Log Application Health</text:span></text:p>
          <text:list>
            <text:list-item>
              <text:p text:style-name="P66">Use monitoring tools to track application performance and log critical events for quick issue resolution.</text:p>
            </text:list-item>
          </text:list>
        </text:list-item>
        <text:list-item>
          <text:p text:style-name="P65"><text:span text:style-name="Strong_20_Emphasis">Plan for Scalability</text:span></text:p>
          <text:list>
            <text:list-item>
              <text:p text:style-name="P66"><text:soft-page-break/>Ensure your deployment setup can handle increased traffic by scaling resources as needed.</text:p>
            </text:list-item>
          </text:list>
        </text:list-item>
        <text:list-item>
          <text:p text:style-name="P65"><text:span text:style-name="Strong_20_Emphasis">Establish Backup and Recovery Procedures</text:span></text:p>
          <text:list>
            <text:list-item>
              <text:p text:style-name="P65">Set up regular backups for your database and critical data to prevent data loss.</text:p>
            </text:list-item>
          </text:list>
        </text:list-item>
      </text:list>
      <text:p text:style-name="Horizontal_20_Line"/>
      <text:h text:style-name="Heading_20_2" text:outline-level="2"><text:span text:style-name="Strong_20_Emphasis">7. Additional Recommendations</text:span></text:h>
      <text:h text:style-name="Heading_20_3" text:outline-level="3"><text:span text:style-name="Strong_20_Emphasis">7.1 Version Control and Collaboration</text:span></text:h>
      <text:list xml:id="list10849433" text:style-name="L34">
        <text:list-item>
          <text:p text:style-name="P67"><text:span text:style-name="Strong_20_Emphasis">Adopt Git Best Practices</text:span></text:p>
          <text:list>
            <text:list-item>
              <text:p text:style-name="P68">Use feature branches, descriptive commit messages, and pull requests for effective collaboration and code management.</text:p>
            </text:list-item>
          </text:list>
        </text:list-item>
        <text:list-item>
          <text:p text:style-name="P67"><text:span text:style-name="Strong_20_Emphasis">Conduct Code Reviews</text:span></text:p>
          <text:list>
            <text:list-item>
              <text:p text:style-name="P67">Implement a code review process to maintain code quality and share knowledge among team members.</text:p>
            </text:list-item>
          </text:list>
        </text:list-item>
      </text:list>
      <text:h text:style-name="Heading_20_3" text:outline-level="3"><text:span text:style-name="Strong_20_Emphasis">7.2 Documentation</text:span></text:h>
      <text:list xml:id="list283560944" text:style-name="L35">
        <text:list-item>
          <text:p text:style-name="P69"><text:span text:style-name="Strong_20_Emphasis">Document APIs</text:span></text:p>
          <text:list>
            <text:list-item>
              <text:p text:style-name="P70">Use tools like Swagger or Postman to create comprehensive API documentation for backend services.</text:p>
            </text:list-item>
          </text:list>
        </text:list-item>
        <text:list-item>
          <text:p text:style-name="P69"><text:span text:style-name="Strong_20_Emphasis">Maintain Code Documentation</text:span></text:p>
          <text:list>
            <text:list-item>
              <text:p text:style-name="P70">Include inline comments and documentation within your codebase to explain complex logic and functionalities.</text:p>
            </text:list-item>
          </text:list>
        </text:list-item>
        <text:list-item>
          <text:p text:style-name="P69"><text:span text:style-name="Strong_20_Emphasis">Create User Guides</text:span></text:p>
          <text:list>
            <text:list-item>
              <text:p text:style-name="P69">Develop manuals or guides for different user roles to facilitate effective use of the system.</text:p>
            </text:list-item>
          </text:list>
        </text:list-item>
      </text:list>
      <text:h text:style-name="Heading_20_3" text:outline-level="3"><text:span text:style-name="Strong_20_Emphasis">7.3 Security Best Practices</text:span></text:h>
      <text:list xml:id="list199464606" text:style-name="L36">
        <text:list-item>
          <text:p text:style-name="P71"><text:span text:style-name="Strong_20_Emphasis">Protect Data</text:span></text:p>
          <text:list>
            <text:list-item>
              <text:p text:style-name="P72">Ensure data is encrypted both at rest and in transit, implement strong password policies, and enforce HTTPS.</text:p>
            </text:list-item>
          </text:list>
        </text:list-item>
        <text:list-item>
          <text:p text:style-name="P71"><text:span text:style-name="Strong_20_Emphasis">Manage Vulnerabilities</text:span></text:p>
          <text:list>
            <text:list-item>
              <text:p text:style-name="P72">Regularly scan for security vulnerabilities using tools like OWASP ZAP or Snyk and address them promptly.</text:p>
            </text:list-item>
          </text:list>
        </text:list-item>
        <text:list-item>
          <text:p text:style-name="P71"><text:span text:style-name="Strong_20_Emphasis">Enforce Access Controls</text:span></text:p>
          <text:list>
            <text:list-item>
              <text:p text:style-name="P71">Implement strict access controls to ensure users can only access data and functionalities relevant to their roles.</text:p>
            </text:list-item>
          </text:list>
        </text:list-item>
      </text:list>
      <text:h text:style-name="Heading_20_3" text:outline-level="3"><text:soft-page-break/><text:span text:style-name="Strong_20_Emphasis">7.4 Performance and Optimization</text:span></text:h>
      <text:list xml:id="list138752655" text:style-name="L37">
        <text:list-item>
          <text:p text:style-name="P73"><text:span text:style-name="Strong_20_Emphasis">Implement Caching Strategies</text:span></text:p>
          <text:list>
            <text:list-item>
              <text:p text:style-name="P74">Use caching mechanisms (e.g., Redis) to reduce server load and improve response times.</text:p>
            </text:list-item>
          </text:list>
        </text:list-item>
        <text:list-item>
          <text:p text:style-name="P73"><text:span text:style-name="Strong_20_Emphasis">Optimize Frontend Assets</text:span></text:p>
          <text:list>
            <text:list-item>
              <text:p text:style-name="P74">Utilize lazy loading and minimize asset sizes to enhance frontend performance.</text:p>
            </text:list-item>
          </text:list>
        </text:list-item>
        <text:list-item>
          <text:p text:style-name="P73"><text:span text:style-name="Strong_20_Emphasis">Index Database Columns</text:span></text:p>
          <text:list>
            <text:list-item>
              <text:p text:style-name="P73">Optimize database performance by indexing frequently queried columns.</text:p>
            </text:list-item>
          </text:list>
        </text:list-item>
      </text:list>
      <text:h text:style-name="Heading_20_3" text:outline-level="3"><text:span text:style-name="Strong_20_Emphasis">7.5 User Experience (UX) Enhancements</text:span></text:h>
      <text:list xml:id="list2408927618" text:style-name="L38">
        <text:list-item>
          <text:p text:style-name="P75"><text:span text:style-name="Strong_20_Emphasis">Ensure Responsive Design</text:span></text:p>
          <text:list>
            <text:list-item>
              <text:p text:style-name="P76">Design the application to be fully responsive, providing an optimal experience across various devices and screen sizes.</text:p>
            </text:list-item>
          </text:list>
        </text:list-item>
        <text:list-item>
          <text:p text:style-name="P75"><text:span text:style-name="Strong_20_Emphasis">Design Intuitive Navigation</text:span></text:p>
          <text:list>
            <text:list-item>
              <text:p text:style-name="P76">Create clear and user-friendly navigation structures to enhance usability.</text:p>
            </text:list-item>
          </text:list>
        </text:list-item>
        <text:list-item>
          <text:p text:style-name="P75"><text:span text:style-name="Strong_20_Emphasis">Enhance Accessibility</text:span></text:p>
          <text:list>
            <text:list-item>
              <text:p text:style-name="P75">Adhere to accessibility standards (e.g., WCAG) to make the application usable by people with disabilities.</text:p>
            </text:list-item>
          </text:list>
        </text:list-item>
      </text:list>
      <text:h text:style-name="Heading_20_3" text:outline-level="3"><text:span text:style-name="Strong_20_Emphasis">7.6 Maintenance and Updates</text:span></text:h>
      <text:list xml:id="list4269166612" text:style-name="L39">
        <text:list-item>
          <text:p text:style-name="P77"><text:span text:style-name="Strong_20_Emphasis">Keep Dependencies Updated</text:span></text:p>
          <text:list>
            <text:list-item>
              <text:p text:style-name="P78">Regularly update all dependencies and libraries to benefit from security patches and new features.</text:p>
            </text:list-item>
          </text:list>
        </text:list-item>
        <text:list-item>
          <text:p text:style-name="P77"><text:span text:style-name="Strong_20_Emphasis">Implement Bug Tracking</text:span></text:p>
          <text:list>
            <text:list-item>
              <text:p text:style-name="P78">Use a bug tracking system to monitor, prioritize, and resolve issues efficiently.</text:p>
            </text:list-item>
          </text:list>
        </text:list-item>
        <text:list-item>
          <text:p text:style-name="P77"><text:span text:style-name="Strong_20_Emphasis">Incorporate User Feedback</text:span></text:p>
          <text:list>
            <text:list-item>
              <text:p text:style-name="P77">Collect and integrate user feedback to continuously improve the application and address user needs.</text:p>
            </text:list-item>
          </text:list>
        </text:list-item>
      </text:list>
      <text:p text:style-name="Horizontal_20_Line"/>
      <text:h text:style-name="Heading_20_2" text:outline-level="2"><text:span text:style-name="Strong_20_Emphasis">Conclusion</text:span></text:h>
      <text:p text:style-name="Text_20_body">By following this normalized, action-oriented guide, you can systematically develop your mall management system using <text:span text:style-name="Strong_20_Emphasis">Node.js</text:span>, <text:span text:style-name="Strong_20_Emphasis">Express</text:span>, <text:span text:style-name="Strong_20_Emphasis">Sequelize</text:span>, and <text:span text:style-name="Strong_20_Emphasis">Vue.js</text:span>. Each action is designed to build upon the previous steps, ensuring a structured and efficient development process. Emphasizing best practices in project organization, security, performance optimization, and user experience will lead to a robust, scalable, and user-friendly application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1T11:05:49.482233731</dc:date>
    <meta:editing-duration>PT12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0" meta:paragraph-count="254" meta:word-count="2082" meta:character-count="13896" meta:non-whitespace-character-count="12273"/>
  </office:meta>
</office:document-meta>
</file>